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9.375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9.022cm"/>
    </style:style>
    <style:style style:name="co7" style:family="table-column">
      <style:table-column-properties fo:break-before="auto" style:column-width="7.28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2pt" fo:font-weight="bold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echts</text:p>
          </table:table-cell>
          <table:table-cell table:style-name="ce2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n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s weihnachtet schw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poiler Bo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 office:value-type="string" calcext:value-type="string">
            <text:p>Porträt eines jungen Lakaien in Fla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Frinkcoi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Maggies erste Liebe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isco Stu</text:p>
          </table:table-cell>
          <table:table-cell/>
          <table:table-cell office:value-type="string" calcext:value-type="string">
            <text:p>Fracking, Freude, Eierkuchen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a Pura Vi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ein Todd. mein Todd. warum hast Du mich verlassen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ldschirmlo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Ziemlich beste Freundin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Volksabstimmung in Springfield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Fracking, Freude, Eierkuchen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Musterschüler</text:p>
          </table:table-cell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 office:value-type="string" calcext:value-type="string">
            <text:p>Süßer die Glocken nie tingel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ggies erste Lieb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urns Begins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 office:value-type="string" calcext:value-type="string">
            <text:p>Der Musterschüler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 office:value-type="string" calcext:value-type="string">
            <text:p>Wut im Bauch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Homer gegen Patty und Selma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lobal Clowning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 office:value-type="string" calcext:value-type="string">
            <text:p>Undercover Burns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Krieg der Priester –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Entsalzt</text:p>
          </table:table-cell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Sanjay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Sky-Polizei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Podcast New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Orange is the new yellow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as Maskottchen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Drei gescheiterte Träum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Shauna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Vorwärts in die Vergangenheit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ole Aussichte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und die Sangesbrüd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adt ohne Grenzen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hat die Kraft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table:number-columns-repeated="2" office:value-type="string" calcext:value-type="string">
            <text:p>Cletus 4 Ev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letus 4 Ever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ie Rückkehr der Pizza-Bot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weiblichen Verdächtigen</text:p>
          </table:table-cell>
          <table:table-cell/>
        </table:table-row>
        <table:table-row table:style-name="ro2">
          <table:table-cell office:value-type="string" calcext:value-type="string">
            <text:p>Karl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art und sein Westernheld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ger King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ger King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önigin der Staat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 Stern wird neu gebor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im Knas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he Lisa Seri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ist im Knas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eddy-Power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Bauchgefüh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t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usterschül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Institut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Ich bin Smartacus!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 kurzer Film über die Liebe</text:p>
          </table:table-cell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Fleisch ist Mor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childkrötenverschwör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icht 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Stiefbrud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er Stiefbruder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Nelson und Lisa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Skinner-Bart-Syndrom</text:p>
          </table:table-cell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Mein Leben als Vlog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ein Leben als Vlog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he Many Saints of Springfi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los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artlo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lo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ut im Bauch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Queenp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lue-Washing</text:p>
          </table:table-cell>
          <table:table-cell/>
        </table:table-row>
        <table:table-row table:style-name="ro2">
          <table:table-cell office:value-type="string" calcext:value-type="string">
            <text:p>Reicher Texaner</text:p>
          </table:table-cell>
          <table:table-cell office:value-type="string" calcext:value-type="string">
            <text:p>Blue-Washing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Schülerlotse Hom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ntsalzt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ntsalz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Freund aus Townsbur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sportliche Affäre</text:p>
          </table:table-cell>
          <table:table-cell/>
        </table:table-row>
        <table:table-row table:style-name="ro2" table:number-rows-repeated="1047780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4" office:value-type="string" calcext:value-type="string">
            <text:p>Aktion</text:p>
          </table:table-cell>
          <table:table-cell table:style-name="ce4" office:value-type="string" calcext:value-type="string">
            <text:p>Episod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wirft Baseball mit rechts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Bartigula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Nelson malt mit rechts</text:p>
          </table:table-cell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Lisa knackt den Rowdy-Cod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Homer streich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Rektor Skinners Gespür für Schne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 spielt mit link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Lisa spielt mit recht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Sideshow Bob wirft Dartpfeile mit rechts</text:p>
          </table:table-cell>
          <table:table-cell office:value-type="string" calcext:value-type="string">
            <text:p>Und der Mörder ist…</text:p>
          </table:table-cell>
        </table:table-row>
        <table:table-row table:style-name="ro2">
          <table:table-cell office:value-type="string" calcext:value-type="string">
            <text:p>Skinner hämmert mit rechts</text:p>
          </table:table-cell>
          <table:table-cell office:value-type="string" calcext:value-type="string">
            <text:p>Sommer-Weihnacht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urns zeichnet mit link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Dr. Hibbert schneide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Moe näht mit links</text:p>
          </table:table-cell>
          <table:table-cell office:value-type="string" calcext:value-type="string">
            <text:p>Ein Herz und eine Krone</text:p>
          </table:table-cell>
        </table:table-row>
        <table:table-row table:style-name="ro2">
          <table:table-cell office:value-type="string" calcext:value-type="string">
            <text:p>Ralph zeichnet mit links</text:p>
          </table:table-cell>
          <table:table-cell office:value-type="string" calcext:value-type="string">
            <text:p>Ein Pferd für di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hat die Kraft</text:p>
          </table:table-cell>
        </table:table-row>
        <table:table-row table:style-name="ro2">
          <table:table-cell office:value-type="string" calcext:value-type="string">
            <text:p>Burns zeichnet mit rechts</text:p>
          </table:table-cell>
          <table:table-cell office:value-type="string" calcext:value-type="string">
            <text:p>Burger King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unglaubliche Reise in einen verrückten Privatflugzeug</text:p>
          </table:table-cell>
        </table:table-row>
        <table:table-row table:style-name="ro2">
          <table:table-cell office:value-type="string" calcext:value-type="string">
            <text:p>Arnie Pye zeichne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Homer streicht mit rechts</text:p>
          </table:table-cell>
          <table:table-cell office:value-type="string" calcext:value-type="string">
            <text:p>Millennium-Bug – Das Musical</text:p>
          </table:table-cell>
        </table:table-row>
        <table:table-row table:style-name="ro2">
          <table:table-cell office:value-type="string" calcext:value-type="string">
            <text:p>Kirk Van Houten spielt mit rechts Gitarre</text:p>
          </table:table-cell>
          <table:table-cell office:value-type="string" calcext:value-type="string">
            <text:p>Millennium-Bug – Das Musical</text:p>
          </table:table-cell>
        </table:table-row>
        <table:table-row table:style-name="ro2">
          <table:table-cell office:value-type="string" calcext:value-type="string">
            <text:p>Chalmers tankt mit links</text:p>
          </table:table-cell>
          <table:table-cell office:value-type="string" calcext:value-type="string">
            <text:p>Bart ist im Knast</text:p>
          </table:table-cell>
        </table:table-row>
        <table:table-row table:style-name="ro2">
          <table:table-cell office:value-type="string" calcext:value-type="string">
            <text:p>Mr. Burns wirft <text:s/>mit rechts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Bartman One</text:p>
          </table:table-cell>
        </table:table-row>
        <table:table-row table:style-name="ro2">
          <table:table-cell office:value-type="string" calcext:value-type="string">
            <text:p>Martin zeichnet mit rechts</text:p>
          </table:table-cell>
          <table:table-cell office:value-type="string" calcext:value-type="string">
            <text:p>Ein kurzer Film über die Liebe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Ein kurzer Film über die Liebe</text:p>
          </table:table-cell>
        </table:table-row>
        <table:table-row table:style-name="ro2">
          <table:table-cell office:value-type="string" calcext:value-type="string">
            <text:p>Fat Tony zeichnet mit rechts</text:p>
          </table:table-cell>
          <table:table-cell office:value-type="string" calcext:value-type="string">
            <text:p>The Many Saints of Springfiel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Bartlos</text:p>
          </table:table-cell>
        </table:table-row>
        <table:table-row table:style-name="ro2">
          <table:table-cell office:value-type="string" calcext:value-type="string">
            <text:p>Ralph zeichnet mit rechts</text:p>
          </table:table-cell>
          <table:table-cell office:value-type="string" calcext:value-type="string">
            <text:p>Bartlos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Wut im Bauch</text:p>
          </table:table-cell>
        </table:table-row>
      </table:table>
      <table:named-expressions/>
      <table:database-ranges>
        <table:database-range table:name="__Anonymous_Sheet_DB__0" table:target-range-address="Schreibhand.A1:Schreibhand.C781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11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rial Unicode MS" style:font-size-asian="10pt" style:language-asian="de" style:country-asian="DE" style:font-name-complex="Tahoma" style:font-size-complex="10pt" style:language-complex="de" style:country-complex="DE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de" style:country-asian="DE" style:font-family-complex="Tahoma" style:font-family-generic-complex="system" style:font-pitch-complex="variable" style:font-size-complex="12pt" style:language-complex="de" style:country-complex="DE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rial Unicode MS" style:font-family-asian="'Arial Unicode MS'" style:font-pitch-asian="variable" style:font-size-asian="10pt" style:font-name-complex="Tahoma" style:font-family-complex="Tahoma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10-15">00.00.0000</text:date>, <text:time style:data-style-name="N2" text:time-value="14:23:47.21400000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1.2$Windows_X86_64 LibreOffice_project/87fa9aec1a63e70835390b81c40bb8993f1d4ff6</meta:generator>
    <meta:creation-date>2006-09-16T14:57:30</meta:creation-date>
    <dc:date>2024-10-15T14:24:20.459000000</dc:date>
    <meta:editing-cycles>490</meta:editing-cycles>
    <meta:editing-duration>PT20H55M14S</meta:editing-duration>
    <meta:document-statistic meta:table-count="2" meta:cell-count="1918" meta:object-count="0"/>
    <meta:user-defined meta:name="Info 1"/>
    <meta:user-defined meta:name="Info 2"/>
    <meta:user-defined meta:name="Info 3"/>
    <meta:user-defined meta:name="Info 4"/>
  </office:meta>
</office:document-meta>
</file>